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writing-mode="rl-tb"/>
      <style:text-properties style:font-name="Simplified Arabic" fo:font-size="16pt" fo:font-weight="bold" officeooo:rsid="001d1507" officeooo:paragraph-rsid="001d1507" style:font-size-asian="16pt" style:font-weight-asian="bold" style:font-name-complex="Simplified Arabic" style:font-size-complex="16pt" style:font-weight-complex="bold"/>
    </style:style>
    <style:style style:name="P2" style:family="paragraph" style:parent-style-name="Standard">
      <style:paragraph-properties fo:line-height="100%" fo:text-align="center" style:justify-single-word="false" style:writing-mode="rl-tb"/>
      <style:text-properties style:font-name="Simplified Arabic" fo:font-size="16pt" fo:font-weight="bold" officeooo:paragraph-rsid="001d1507" style:font-size-asian="16pt" style:font-weight-asian="bold" style:font-name-complex="Simplified Arabic" style:font-size-complex="16pt" style:font-weight-complex="bold"/>
    </style:style>
    <style:style style:name="P3"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1fa940" officeooo:paragraph-rsid="001fa940" style:font-size-asian="12.25pt" style:font-name-complex="Simplified Arabic" style:font-size-complex="14pt"/>
    </style:style>
    <style:style style:name="P4"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0c080" officeooo:paragraph-rsid="0021c728" style:font-size-asian="12.25pt" style:font-name-complex="Simplified Arabic" style:font-size-complex="14pt"/>
    </style:style>
    <style:style style:name="P5"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1c728" officeooo:paragraph-rsid="0021c728" style:font-size-asian="12.25pt" style:font-name-complex="Simplified Arabic" style:font-size-complex="14pt"/>
    </style:style>
    <style:style style:name="P6"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1d1507" officeooo:paragraph-rsid="0022c236" style:font-size-asian="12.25pt" style:font-name-complex="Simplified Arabic" style:font-size-complex="14pt"/>
    </style:style>
    <style:style style:name="P7"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2c236" officeooo:paragraph-rsid="00254c35" style:font-size-asian="14pt" style:font-name-complex="Simplified Arabic" style:font-size-complex="14pt"/>
    </style:style>
    <style:style style:name="P8" style:family="paragraph" style:parent-style-name="Standard" style:master-page-name="">
      <loext:graphic-properties draw:fill="none"/>
      <style:paragraph-properties fo:margin-left="0cm" fo:margin-right="0cm" fo:margin-top="0cm" fo:margin-bottom="0.499cm" loext:contextual-spacing="false" fo:text-align="end" style:justify-single-word="false" fo:text-indent="1cm" style:auto-text-indent="false" style:page-number="auto" fo:background-color="transparent" style:writing-mode="rl-tb"/>
      <style:text-properties style:font-name="Simplified Arabic" fo:font-size="14pt" officeooo:rsid="0022c236" officeooo:paragraph-rsid="0022c236" style:font-size-asian="14pt" style:font-name-complex="Simplified Arabic" style:font-size-complex="14pt"/>
    </style:style>
    <style:style style:name="P9" style:family="paragraph" style:parent-style-name="Standard">
      <loext:graphic-properties draw:fill="none"/>
      <style:paragraph-properties fo:margin-left="0cm" fo:margin-right="0cm" fo:margin-top="0cm" fo:margin-bottom="0.499cm" loext:contextual-spacing="false" fo:text-align="end" style:justify-single-word="false" fo:text-indent="0cm" style:auto-text-indent="false" fo:background-color="transparent" style:writing-mode="rl-tb"/>
      <style:text-properties style:font-name="Simplified Arabic" fo:font-size="14pt" officeooo:rsid="001d1507" officeooo:paragraph-rsid="001d1507" style:font-size-asian="12.25pt" style:font-name-complex="Simplified Arabic" style:font-size-complex="14pt"/>
    </style:style>
    <style:style style:name="P10" style:family="paragraph" style:parent-style-name="Standard">
      <loext:graphic-properties draw:fill="none"/>
      <style:paragraph-properties fo:margin-left="0cm" fo:margin-right="0cm" fo:margin-top="0cm" fo:margin-bottom="0.499cm" loext:contextual-spacing="false" fo:text-align="end" style:justify-single-word="false" fo:text-indent="0cm" style:auto-text-indent="false" fo:background-color="transparent" style:writing-mode="rl-tb"/>
      <style:text-properties style:font-name="Simplified Arabic" fo:font-size="14pt" officeooo:rsid="0023bcb9" officeooo:paragraph-rsid="0023bcb9" style:font-size-asian="12.25pt" style:font-name-complex="Simplified Arabic" style:font-size-complex="14pt"/>
    </style:style>
    <style:style style:name="P11" style:family="paragraph" style:parent-style-name="Standard">
      <style:paragraph-properties fo:line-height="100%" fo:text-align="center" style:justify-single-word="false" style:writing-mode="rl-tb"/>
      <style:text-properties style:font-name="Simplified Arabic" fo:font-size="16pt" officeooo:rsid="001d1507" officeooo:paragraph-rsid="001d1507" style:font-size-asian="16pt" style:font-name-complex="Simplified Arabic" style:font-size-complex="16pt"/>
    </style:style>
    <style:style style:name="P12" style:family="paragraph" style:parent-style-name="Standard">
      <style:paragraph-properties fo:line-height="100%" fo:text-align="center" style:justify-single-word="false" style:writing-mode="rl-tb"/>
      <style:text-properties style:font-name="Simplified Arabic" fo:font-size="12pt" officeooo:rsid="001d1507" officeooo:paragraph-rsid="001d1507" style:font-size-asian="10.5pt" style:font-name-complex="Simplified Arabic" style:font-size-complex="12pt"/>
    </style:style>
    <style:style style:name="T1" style:family="text">
      <style:text-properties officeooo:rsid="001de13a"/>
    </style:style>
    <style:style style:name="T2" style:family="text">
      <style:text-properties officeooo:rsid="0020b3eb"/>
    </style:style>
    <style:style style:name="T3" style:family="text">
      <style:text-properties officeooo:rsid="0021c728"/>
    </style:style>
    <style:style style:name="T4" style:family="text">
      <style:text-properties officeooo:rsid="00220056"/>
    </style:style>
    <style:style style:name="T5" style:family="text">
      <style:text-properties officeooo:rsid="0023bcb9"/>
    </style:style>
    <style:style style:name="T6" style:family="text">
      <style:text-properties officeooo:rsid="00254c35"/>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استعمال الشبكات العصبونية الملتفة ونقل المعرفة في التعرف على الصور</text:p>
      <text:p text:style-name="P1">إعداد: مؤيد السعدي</text:p>
      <text:p text:style-name="P1">إشراف: أ.د. عرفات عوجان</text:p>
      <text:p text:style-name="P11"><text:span text:style-name="T7">الملخص</text:span></text:p>
      <text:p text:style-name="P12"><text:span text:style-name="T7"/></text:p>
      <text:p text:style-name="P8">يعتبر التعرف على الصور من موضوعات الرؤية الحاسوبية التي تهدف إلى تحديد واحد أو أكثر من الكائنات أو أصناف الكائنات أو المزايا أو النشاطات الموجودة في الصورة المدخلة أو إطارات الفيديو حتى وإن كان محجوبا جزئيا عن المشهد. وتعتبر تقنية الشبكات العصبونية العميقة الملتفة ذروة التقدم فيها هذا المجال لكنها تحتاج للكثير من وقت التدريب وقدرة حسابية عالية.</text:p>
      <text:p text:style-name="P7"><text:span text:style-name="T5">المقاربة التي تسلكها </text:span>هذه الرسالة <text:span text:style-name="T5">تفترض وجود قيود تتمثل في موارد محدودة من حيث زمن التدريب والقدرة الحسابية العادية المتاحة في الأسواق. إلى جانب ذلك أضيف قيد آخر وهو أن يكون النموذج المطروح قابل للتوسعة. تقنية ”نقل المعرفة“ استخدمت لإعادة استعمال نماذج مدربة مسبقا متاحة للعموم. إلى جانب تقنيات أخرى لجعلها مجدية وتسريع العملية وجعلها قابلة للتوسعة.</text:span></text:p>
      <text:p text:style-name="P7"><text:span text:style-name="T5">هناك العديد من التطبيقات للتعرف على الصور في نطاقات متعددة مثل التعرف على الوجوه والتعرف على المحارف والتفحص الآلي في خطوط الإنتاج وضبط الجودة والتشخيص الطبي والمهام المتعلقة بالمركبات ذاتية القيادة مثل التعرف على المشاة. إلا أن التطبيق المطروح في هذه الرسالة هو التعرف على الشركة الصانعة للسيارة ونوعها (الموديل) وسنة الصنع من خلال صوتها التي يرفعها البائع على منصة للتجارة الإلكترونية. وتأتي أهمية هذا التطبيق مع تزايد شعبية الهواتف الذكية المزودة بكاميرات حيث أن أخذ صورة أسهل من نقر وصف السيارة حرفا حرفا.</text:span></text:p>
      <text:p text:style-name="P7"><text:span text:style-name="T5">جرى نقل الأوزان من نموذج ImageNet إلى نموذج أول جرى إعادة توليفه ليقوم بتنظيف بيانات التدريب ثم تم عمل عملية نقل أخرى إلى نموذج ثان يستعمل للتعرف على أنواع السيارات المهمة تبعا لحصتها من السوق وبعدها يتم توسعة النموذج كي يشمل نماذج أكثر فأكثر من خلال إجراء تم تقديمه في هذا البحث.</text:span></text:p>
      <text:p text:style-name="P7"><text:span text:style-name="T6">تم إنجاز دقة تزيد عن 81٪ في التعرف على 229 نوع مختلف من السيارات من خلال إعادة استعمال نموذج Inception V1 المدرب مسبقا لحل مسألة ImageNet ذات الألف فئة بدقة 69,8٪. ولضمان أن الطريقة المطروحة عامة ولا تتعلق بنطاق معين تم تقييمها من خلال مهام أكاديمية معروف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sadi</meta:initial-creator>
    <meta:creation-date>2018-06-12T20:39:39.235786553</meta:creation-date>
    <dc:date>2018-07-23T21:19:36.699108560</dc:date>
    <dc:creator>alsadi</dc:creator>
    <meta:editing-duration>PT25M38S</meta:editing-duration>
    <meta:editing-cycles>4</meta:editing-cycles>
    <meta:generator>LibreOffice/6.0.5.2$Linux_X86_64 LibreOffice_project/00$Build-2</meta:generator>
    <meta:document-statistic meta:table-count="0" meta:image-count="0" meta:object-count="0" meta:page-count="1" meta:paragraph-count="9" meta:word-count="316" meta:character-count="1853" meta:non-whitespace-character-count="1546"/>
  </office:meta>
</office:document-meta>
</file>